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0.8075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0.9252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1.0327in"/>
    </style:style>
    <style:style style:name="co8" style:family="table-column">
      <style:table-column-properties fo:break-before="auto" style:column-width="1.9654in"/>
    </style:style>
    <style:style style:name="co9" style:family="table-column">
      <style:table-column-properties fo:break-before="auto" style:column-width="2.522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ime_local</text:p>
          </table:table-cell>
          <table:table-cell office:value-type="string" calcext:value-type="string">
            <text:p>request_method</text:p>
          </table:table-cell>
          <table:table-cell office:value-type="string" calcext:value-type="string">
            <text:p>request_uri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quest_time</text:p>
          </table:table-cell>
          <table:table-cell office:value-type="string" calcext:value-type="string">
            <text:p>body_bytes_sent</text:p>
          </table:table-cell>
          <table:table-cell office:value-type="string" calcext:value-type="string">
            <text:p>user_agent_os</text:p>
          </table:table-cell>
          <table:table-cell office:value-type="string" calcext:value-type="string">
            <text:p>user_agent_browser</text:p>
          </table:table-cell>
          <table:table-cell office:value-type="string" calcext:value-type="string">
            <text:p>user_agent_device</text:p>
          </table:table-cell>
        </table:table-row>
        <table:table-row table:style-name="ro1">
          <table:table-cell office:value-type="string" calcext:value-type="string">
            <text:p>08/Jun/2024:08:09:5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7" calcext:value-type="float">
            <text:p>0.007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09:5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09:5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09:5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09:56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09:56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09:5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09:5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09:5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09:5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09:5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09:5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09:58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09:58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09:58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09:58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09:58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09:58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00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00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0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01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01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01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01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0:0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0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0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03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03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03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03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03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04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0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0:05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05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0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0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07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0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 UI/WKWebView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10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12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26" calcext:value-type="float">
            <text:p>2.026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1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12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14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1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15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1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15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1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15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16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16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16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16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1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0:16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18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18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ad</text:p>
          </table:table-cell>
        </table:table-row>
        <table:table-row table:style-name="ro1">
          <table:table-cell office:value-type="string" calcext:value-type="string">
            <text:p>08/Jun/2024:08:10:18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0:18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19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0:19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1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19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21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2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21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22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22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24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24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24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24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0:2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0:2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28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28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28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28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0:28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28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28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28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28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2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2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28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28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28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0:2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0:28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28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2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2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29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0:2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2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C5 2019</text:p>
          </table:table-cell>
        </table:table-row>
        <table:table-row table:style-name="ro1">
          <table:table-cell office:value-type="string" calcext:value-type="string">
            <text:p>08/Jun/2024:08:10:29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29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31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Firefox Mobile</text:p>
          </table:table-cell>
          <table:table-cell office:value-type="string" calcext:value-type="string">
            <text:p>Generic Smartphone</text:p>
          </table:table-cell>
        </table:table-row>
        <table:table-row table:style-name="ro1">
          <table:table-cell office:value-type="string" calcext:value-type="string">
            <text:p>08/Jun/2024:08:10:32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32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33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33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33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33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0:33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0:33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0:34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0:35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ad</text:p>
          </table:table-cell>
        </table:table-row>
        <table:table-row table:style-name="ro1">
          <table:table-cell office:value-type="string" calcext:value-type="string">
            <text:p>08/Jun/2024:08:10:35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35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35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35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0:37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37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0:37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37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7" calcext:value-type="float">
            <text:p>0.007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37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37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ad</text:p>
          </table:table-cell>
        </table:table-row>
        <table:table-row table:style-name="ro1">
          <table:table-cell office:value-type="string" calcext:value-type="string">
            <text:p>08/Jun/2024:08:10:37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C5 2019</text:p>
          </table:table-cell>
        </table:table-row>
        <table:table-row table:style-name="ro1">
          <table:table-cell office:value-type="string" calcext:value-type="string">
            <text:p>08/Jun/2024:08:10:37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37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0:37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37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3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38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38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38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38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0:40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40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40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0:40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40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4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40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40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40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40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4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hrome Mobile iOS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4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4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41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41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4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0:41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0:4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4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4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4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WebPageTest.org bot</text:p>
          </table:table-cell>
          <table:table-cell office:value-type="string" calcext:value-type="string">
            <text:p>Spider</text:p>
          </table:table-cell>
        </table:table-row>
        <table:table-row table:style-name="ro1">
          <table:table-cell office:value-type="string" calcext:value-type="string">
            <text:p>08/Jun/2024:08:10:4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WebPageTest.org bot</text:p>
          </table:table-cell>
          <table:table-cell office:value-type="string" calcext:value-type="string">
            <text:p>Spider</text:p>
          </table:table-cell>
        </table:table-row>
        <table:table-row table:style-name="ro1">
          <table:table-cell office:value-type="string" calcext:value-type="string">
            <text:p>08/Jun/2024:08:10:42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43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43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43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43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0:43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43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 UI/WKWebView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43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 UI/WKWebView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4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0:4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4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4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48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4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48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48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48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4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4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0:4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49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0:5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53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55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0:5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5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55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5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57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0:58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58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58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5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58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0:58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00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1:00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1:00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1:02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1:02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04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04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1:04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04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04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04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6" calcext:value-type="float">
            <text:p>0.006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1:04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04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04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1:04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04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04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1:04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06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2" calcext:value-type="float">
            <text:p>2.002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08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0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C5 2019</text:p>
          </table:table-cell>
        </table:table-row>
        <table:table-row table:style-name="ro1">
          <table:table-cell office:value-type="string" calcext:value-type="string">
            <text:p>08/Jun/2024:08:11:08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1:08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08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08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0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1:0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C5 2019</text:p>
          </table:table-cell>
        </table:table-row>
        <table:table-row table:style-name="ro1">
          <table:table-cell office:value-type="string" calcext:value-type="string">
            <text:p>08/Jun/2024:08:11:0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Motorola e20 Build/RONS31.267-94-14</text:p>
          </table:table-cell>
        </table:table-row>
        <table:table-row table:style-name="ro1">
          <table:table-cell office:value-type="string" calcext:value-type="string">
            <text:p>08/Jun/2024:08:11:08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1:10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1:10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10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Motorola e20 Build/RONS31.267-94-14</text:p>
          </table:table-cell>
        </table:table-row>
        <table:table-row table:style-name="ro1">
          <table:table-cell office:value-type="string" calcext:value-type="string">
            <text:p>08/Jun/2024:08:11:10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1:10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1:10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1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Firefox Mobile</text:p>
          </table:table-cell>
          <table:table-cell office:value-type="string" calcext:value-type="string">
            <text:p>Generic Smartphone</text:p>
          </table:table-cell>
        </table:table-row>
        <table:table-row table:style-name="ro1">
          <table:table-cell office:value-type="string" calcext:value-type="string">
            <text:p>08/Jun/2024:08:11:10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1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10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10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10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10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10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10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1:10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10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1:1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1:12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12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12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12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12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1:12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12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13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1:13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13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1:13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13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1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1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1:15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1:1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1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1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15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1:1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1:15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1:15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1:15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1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1:15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1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1:15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1:1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1:1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18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1:18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1:18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1:1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ad</text:p>
          </table:table-cell>
        </table:table-row>
        <table:table-row table:style-name="ro1">
          <table:table-cell office:value-type="string" calcext:value-type="string">
            <text:p>08/Jun/2024:08:11:2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1:20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1:20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20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21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21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2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21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2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Firefox Mobile</text:p>
          </table:table-cell>
          <table:table-cell office:value-type="string" calcext:value-type="string">
            <text:p>Generic Smartphone</text:p>
          </table:table-cell>
        </table:table-row>
        <table:table-row table:style-name="ro1">
          <table:table-cell office:value-type="string" calcext:value-type="string">
            <text:p>08/Jun/2024:08:11:21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2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1:21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23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23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23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1:23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23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Motorola e20 Build/RONS31.267-94-14</text:p>
          </table:table-cell>
        </table:table-row>
        <table:table-row table:style-name="ro1">
          <table:table-cell office:value-type="string" calcext:value-type="string">
            <text:p>08/Jun/2024:08:11:24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 UI/WKWebView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1:26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1:2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1:2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2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26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2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1:2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2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2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1:2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2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ad</text:p>
          </table:table-cell>
        </table:table-row>
        <table:table-row table:style-name="ro1">
          <table:table-cell office:value-type="string" calcext:value-type="string">
            <text:p>08/Jun/2024:08:11:26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1:2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26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 UI/WKWebView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1:2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1:2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1:2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1:2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1:27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1:27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27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1:27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27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27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2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2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29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29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2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2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29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29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30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30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hrome Mobile iOS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1:30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3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3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31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3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3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3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WebPageTest.org bot</text:p>
          </table:table-cell>
          <table:table-cell office:value-type="string" calcext:value-type="string">
            <text:p>Spider</text:p>
          </table:table-cell>
        </table:table-row>
        <table:table-row table:style-name="ro1">
          <table:table-cell office:value-type="string" calcext:value-type="string">
            <text:p>08/Jun/2024:08:11:3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1:3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1:33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33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33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3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3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1:35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3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3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ad</text:p>
          </table:table-cell>
        </table:table-row>
        <table:table-row table:style-name="ro1">
          <table:table-cell office:value-type="string" calcext:value-type="string">
            <text:p>08/Jun/2024:08:11:35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1:3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1:3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1:3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3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1:37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37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hrome Mobile iOS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1:37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38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1:38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38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3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39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40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1:42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43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4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4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4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1:47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47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1:47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47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1:48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1:48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1:4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48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1:48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50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1:50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50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ad</text:p>
          </table:table-cell>
        </table:table-row>
        <table:table-row table:style-name="ro1">
          <table:table-cell office:value-type="string" calcext:value-type="string">
            <text:p>08/Jun/2024:08:11:50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1:52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1:52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ad</text:p>
          </table:table-cell>
        </table:table-row>
        <table:table-row table:style-name="ro1">
          <table:table-cell office:value-type="string" calcext:value-type="string">
            <text:p>08/Jun/2024:08:11:52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ad</text:p>
          </table:table-cell>
        </table:table-row>
        <table:table-row table:style-name="ro1">
          <table:table-cell office:value-type="string" calcext:value-type="string">
            <text:p>08/Jun/2024:08:11:5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1:54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1:54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54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6" calcext:value-type="float">
            <text:p>0.006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54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1:54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5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1:5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1:5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56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5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56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1:56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5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5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5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58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1:59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1:5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1:59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00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00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00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02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02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02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02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02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02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04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6" calcext:value-type="float">
            <text:p>2.006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2:06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2" calcext:value-type="float">
            <text:p>2.002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2:06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2:08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0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0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2:09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0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0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2:0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2:0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2:1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2:12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ad</text:p>
          </table:table-cell>
        </table:table-row>
        <table:table-row table:style-name="ro1">
          <table:table-cell office:value-type="string" calcext:value-type="string">
            <text:p>08/Jun/2024:08:12:14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1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1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 UI/WKWebView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2:1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2:1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2:1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2:1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2:17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17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17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17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17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2:18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19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2:1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1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19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2:19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2:19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2:19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2:20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Motorola e20 Build/RONS31.267-94-14</text:p>
          </table:table-cell>
        </table:table-row>
        <table:table-row table:style-name="ro1">
          <table:table-cell office:value-type="string" calcext:value-type="string">
            <text:p>08/Jun/2024:08:12:20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2:2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2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WebPageTest.org bot</text:p>
          </table:table-cell>
          <table:table-cell office:value-type="string" calcext:value-type="string">
            <text:p>Spider</text:p>
          </table:table-cell>
        </table:table-row>
        <table:table-row table:style-name="ro1">
          <table:table-cell office:value-type="string" calcext:value-type="string">
            <text:p>08/Jun/2024:08:12:2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2:21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21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2:2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2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2:22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2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ad</text:p>
          </table:table-cell>
        </table:table-row>
        <table:table-row table:style-name="ro1">
          <table:table-cell office:value-type="string" calcext:value-type="string">
            <text:p>08/Jun/2024:08:12:22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22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22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22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2:24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2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2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28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2:28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29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2:29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29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3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30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2:32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2:3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33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33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2:35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3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WebPageTest.org bot</text:p>
          </table:table-cell>
          <table:table-cell office:value-type="string" calcext:value-type="string">
            <text:p>Spider</text:p>
          </table:table-cell>
        </table:table-row>
        <table:table-row table:style-name="ro1">
          <table:table-cell office:value-type="string" calcext:value-type="string">
            <text:p>08/Jun/2024:08:12:3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ad</text:p>
          </table:table-cell>
        </table:table-row>
        <table:table-row table:style-name="ro1">
          <table:table-cell office:value-type="string" calcext:value-type="string">
            <text:p>08/Jun/2024:08:12:3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6" calcext:value-type="float">
            <text:p>1.006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 UI/WKWebView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2:3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36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2:3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8" calcext:value-type="float">
            <text:p>0.008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2:3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2:3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6" calcext:value-type="float">
            <text:p>0.006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36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2:36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3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3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8" calcext:value-type="float">
            <text:p>0.008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2:37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3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38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38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38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2:38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40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hrome Mobile iOS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2:4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2:40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2:41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2:4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2:41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2:4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2:41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41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41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2:41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2:41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41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4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7" calcext:value-type="float">
            <text:p>0.007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2:41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41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6" calcext:value-type="float">
            <text:p>0.006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2:42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42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2:42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2:42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2:42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42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2:44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4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2:47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2:47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2:47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2:47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49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50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2:50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50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50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2:50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5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5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ad</text:p>
          </table:table-cell>
        </table:table-row>
        <table:table-row table:style-name="ro1">
          <table:table-cell office:value-type="string" calcext:value-type="string">
            <text:p>08/Jun/2024:08:12:51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51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2:51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2:5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2:5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2:51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2:52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52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2:52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53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53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2:54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2:5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2:57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57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57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57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58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2:5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2:58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58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2:5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2:59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00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3:00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00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00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00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00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3:02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3:0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02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3:02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3:02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3:02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02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3:02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02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3:02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3:0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02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ad</text:p>
          </table:table-cell>
        </table:table-row>
        <table:table-row table:style-name="ro1">
          <table:table-cell office:value-type="string" calcext:value-type="string">
            <text:p>08/Jun/2024:08:13:02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04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C5 2019</text:p>
          </table:table-cell>
        </table:table-row>
        <table:table-row table:style-name="ro1">
          <table:table-cell office:value-type="string" calcext:value-type="string">
            <text:p>08/Jun/2024:08:13:04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04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Firefox Mobile</text:p>
          </table:table-cell>
          <table:table-cell office:value-type="string" calcext:value-type="string">
            <text:p>Generic Smartphone</text:p>
          </table:table-cell>
        </table:table-row>
        <table:table-row table:style-name="ro1">
          <table:table-cell office:value-type="string" calcext:value-type="string">
            <text:p>08/Jun/2024:08:13:04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6" calcext:value-type="float">
            <text:p>0.006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3:04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3:04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04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3:04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04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0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6" calcext:value-type="float">
            <text:p>1.006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05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3:0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 UI/WKWebView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3:0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0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06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06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07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07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3:09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6" calcext:value-type="float">
            <text:p>2.006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3:09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3:09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ad</text:p>
          </table:table-cell>
        </table:table-row>
        <table:table-row table:style-name="ro1">
          <table:table-cell office:value-type="string" calcext:value-type="string">
            <text:p>08/Jun/2024:08:13:0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09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0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10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10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10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WebPageTest.org bot</text:p>
          </table:table-cell>
          <table:table-cell office:value-type="string" calcext:value-type="string">
            <text:p>Spider</text:p>
          </table:table-cell>
        </table:table-row>
        <table:table-row table:style-name="ro1">
          <table:table-cell office:value-type="string" calcext:value-type="string">
            <text:p>08/Jun/2024:08:13:10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3:10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3:10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10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3:10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1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3:1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3:12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2" calcext:value-type="float">
            <text:p>2.002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3:1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hrome Mobile iOS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3:12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14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3:14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3:14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3:15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2" calcext:value-type="float">
            <text:p>1.002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1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3:1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1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3:16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3:17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3:17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3:1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3:1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20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20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ad</text:p>
          </table:table-cell>
        </table:table-row>
        <table:table-row table:style-name="ro1">
          <table:table-cell office:value-type="string" calcext:value-type="string">
            <text:p>08/Jun/2024:08:13:20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21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21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3:21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2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3:21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2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23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3:23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3:24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24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3:2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2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3:27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3:27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27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27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27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3:27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27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2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3:29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3:2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3:29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29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30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30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3:30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3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3:30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30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31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3:31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3:32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3:32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32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32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ad</text:p>
          </table:table-cell>
        </table:table-row>
        <table:table-row table:style-name="ro1">
          <table:table-cell office:value-type="string" calcext:value-type="string">
            <text:p>08/Jun/2024:08:13:3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3:32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3:34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3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35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3:3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ad</text:p>
          </table:table-cell>
        </table:table-row>
        <table:table-row table:style-name="ro1">
          <table:table-cell office:value-type="string" calcext:value-type="string">
            <text:p>08/Jun/2024:08:13:36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3:3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3:36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3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38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2" calcext:value-type="float">
            <text:p>2.002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38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4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3:4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3:41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3:4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4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4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42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42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3:42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43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hrome Mobile iOS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3:43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43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43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45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6" calcext:value-type="float">
            <text:p>2.006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45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4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ad</text:p>
          </table:table-cell>
        </table:table-row>
        <table:table-row table:style-name="ro1">
          <table:table-cell office:value-type="string" calcext:value-type="string">
            <text:p>08/Jun/2024:08:13:4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3:4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4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47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47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47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3:47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3:47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Motorola e20 Build/RONS31.267-94-14</text:p>
          </table:table-cell>
        </table:table-row>
        <table:table-row table:style-name="ro1">
          <table:table-cell office:value-type="string" calcext:value-type="string">
            <text:p>08/Jun/2024:08:13:47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47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49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3:49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49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49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5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50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3:50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ad</text:p>
          </table:table-cell>
        </table:table-row>
        <table:table-row table:style-name="ro1">
          <table:table-cell office:value-type="string" calcext:value-type="string">
            <text:p>08/Jun/2024:08:13:52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C5 2019</text:p>
          </table:table-cell>
        </table:table-row>
        <table:table-row table:style-name="ro1">
          <table:table-cell office:value-type="string" calcext:value-type="string">
            <text:p>08/Jun/2024:08:13:5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52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52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5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53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3:53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hrome Mobile iOS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3:53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C5 2019</text:p>
          </table:table-cell>
        </table:table-row>
        <table:table-row table:style-name="ro1">
          <table:table-cell office:value-type="string" calcext:value-type="string">
            <text:p>08/Jun/2024:08:13:53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53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5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3:56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5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5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56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hrome Mobile iOS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3:5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3:58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58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3:5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3:58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5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3:59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3:5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3:59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3:59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3:5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00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00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00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00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0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00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0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00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02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04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04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04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04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04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C5 2019</text:p>
          </table:table-cell>
        </table:table-row>
        <table:table-row table:style-name="ro1">
          <table:table-cell office:value-type="string" calcext:value-type="string">
            <text:p>08/Jun/2024:08:14:04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04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4:04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0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2" calcext:value-type="float">
            <text:p>1.002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hrome Mobile iOS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05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07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07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07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07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07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0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08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08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4:0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08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4:08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4:10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10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4:1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10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1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Motorola e20 Build/RONS31.267-94-14</text:p>
          </table:table-cell>
        </table:table-row>
        <table:table-row table:style-name="ro1">
          <table:table-cell office:value-type="string" calcext:value-type="string">
            <text:p>08/Jun/2024:08:14:10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10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10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10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Firefox Mobile</text:p>
          </table:table-cell>
          <table:table-cell office:value-type="string" calcext:value-type="string">
            <text:p>Generic Smartphone</text:p>
          </table:table-cell>
        </table:table-row>
        <table:table-row table:style-name="ro1">
          <table:table-cell office:value-type="string" calcext:value-type="string">
            <text:p>08/Jun/2024:08:14:1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1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C5 2019</text:p>
          </table:table-cell>
        </table:table-row>
        <table:table-row table:style-name="ro1">
          <table:table-cell office:value-type="string" calcext:value-type="string">
            <text:p>08/Jun/2024:08:14:12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2" calcext:value-type="float">
            <text:p>1.002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1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12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12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12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4:12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12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hrome Mobile iOS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12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hrome Mobile iOS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12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hrome Mobile iOS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13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4:13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13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13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1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4:16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16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1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16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1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hrome Mobile iOS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1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16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1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1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1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18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18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4:18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18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18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2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4:20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2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20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4:20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hrome Mobile iOS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2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23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23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23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6" calcext:value-type="float">
            <text:p>0.006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4:23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4:2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4:25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2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4:2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2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25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2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2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2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27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27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27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27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28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4:28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28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2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28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4:30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30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ad</text:p>
          </table:table-cell>
        </table:table-row>
        <table:table-row table:style-name="ro1">
          <table:table-cell office:value-type="string" calcext:value-type="string">
            <text:p>08/Jun/2024:08:14:30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3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4:30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30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32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32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4:32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32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32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32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ad</text:p>
          </table:table-cell>
        </table:table-row>
        <table:table-row table:style-name="ro1">
          <table:table-cell office:value-type="string" calcext:value-type="string">
            <text:p>08/Jun/2024:08:14:3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32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3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32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33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33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33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34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36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4:36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3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3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4:38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3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hrome Mobile iOS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3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3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39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39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39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4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2" calcext:value-type="float">
            <text:p>2.002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4:4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4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42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42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4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43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4:4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4:4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hrome Mobile iOS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45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4:4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4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4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4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4:4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4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4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4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4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4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4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4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47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49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5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2" calcext:value-type="float">
            <text:p>2.00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hrome Mobile iOS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5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51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5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4:51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5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51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52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ad</text:p>
          </table:table-cell>
        </table:table-row>
        <table:table-row table:style-name="ro1">
          <table:table-cell office:value-type="string" calcext:value-type="string">
            <text:p>08/Jun/2024:08:14:52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52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5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52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 UI/WKWebView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52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52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53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53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54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54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54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ad</text:p>
          </table:table-cell>
        </table:table-row>
        <table:table-row table:style-name="ro1">
          <table:table-cell office:value-type="string" calcext:value-type="string">
            <text:p>08/Jun/2024:08:14:54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54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54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5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5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55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57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57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57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57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57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5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58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58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58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58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4:58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58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4:58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4:5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2" calcext:value-type="float">
            <text:p>1.002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01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01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5:01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01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03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5:04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1" calcext:value-type="float">
            <text:p>1.01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06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0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5:0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5:0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5:0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0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06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5:0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0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5:08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5:09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10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ad</text:p>
          </table:table-cell>
        </table:table-row>
        <table:table-row table:style-name="ro1">
          <table:table-cell office:value-type="string" calcext:value-type="string">
            <text:p>08/Jun/2024:08:15:11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5:1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5:1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12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1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5:13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5:13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13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13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13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5:13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5:13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13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ad</text:p>
          </table:table-cell>
        </table:table-row>
        <table:table-row table:style-name="ro1">
          <table:table-cell office:value-type="string" calcext:value-type="string">
            <text:p>08/Jun/2024:08:15:13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1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5:15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15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15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15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1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16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hrome Mobile iOS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5:17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5:17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5:1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19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19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19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1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1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1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20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5:2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ad</text:p>
          </table:table-cell>
        </table:table-row>
        <table:table-row table:style-name="ro1">
          <table:table-cell office:value-type="string" calcext:value-type="string">
            <text:p>08/Jun/2024:08:15:2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5:2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22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22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5:22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5:22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5:22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23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23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5:24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24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24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24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5:24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24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24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5:24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2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5:2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28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5:28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3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3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33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33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5:33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33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33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5:35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3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5:36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3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5:3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36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3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38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40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4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43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44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4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4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5:4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4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4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4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45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4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5:47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47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5:4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5:49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5:50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50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50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50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50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5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5:50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5:5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50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5:50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5:5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5:5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52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54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5:5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5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5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6" calcext:value-type="float">
            <text:p>2.006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5:58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5:58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5:58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ad</text:p>
          </table:table-cell>
        </table:table-row>
        <table:table-row table:style-name="ro1">
          <table:table-cell office:value-type="string" calcext:value-type="string">
            <text:p>08/Jun/2024:08:15:59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0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6:0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hrome Mobile iOS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6:0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6:0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0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01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6:03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6:03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6:03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6:05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6:0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0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6:0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08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6:08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08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6:0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09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1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1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1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12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12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Motorola e20 Build/RONS31.267-94-14</text:p>
          </table:table-cell>
        </table:table-row>
        <table:table-row table:style-name="ro1">
          <table:table-cell office:value-type="string" calcext:value-type="string">
            <text:p>08/Jun/2024:08:16:1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6:13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13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1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1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15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15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1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6:15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6:1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18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1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18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1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6:1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1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19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Motorola e20 Build/RONS31.267-94-14</text:p>
          </table:table-cell>
        </table:table-row>
        <table:table-row table:style-name="ro1">
          <table:table-cell office:value-type="string" calcext:value-type="string">
            <text:p>08/Jun/2024:08:16:1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19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6:20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6:20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6:20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6:2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hrome Mobile iOS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6:20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20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6:20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6:20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6:21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6:21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6:21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6:21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22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6:23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23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23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6:2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6:2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27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27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6:27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6:27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6:27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6:28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6:28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6:2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28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2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Firefox Mobile</text:p>
          </table:table-cell>
          <table:table-cell office:value-type="string" calcext:value-type="string">
            <text:p>Generic Smartphone</text:p>
          </table:table-cell>
        </table:table-row>
        <table:table-row table:style-name="ro1">
          <table:table-cell office:value-type="string" calcext:value-type="string">
            <text:p>08/Jun/2024:08:16:28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6:28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28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6:28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28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6:28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2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2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2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2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6:2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6:29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6:29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6:29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29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6:29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6:2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2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6:2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29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6:2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2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29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6:2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6:2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6:3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6:30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6:31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3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31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6:31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31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6" calcext:value-type="float">
            <text:p>0.006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3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3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31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ad</text:p>
          </table:table-cell>
        </table:table-row>
        <table:table-row table:style-name="ro1">
          <table:table-cell office:value-type="string" calcext:value-type="string">
            <text:p>08/Jun/2024:08:16:31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31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31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6:31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33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ad</text:p>
          </table:table-cell>
        </table:table-row>
        <table:table-row table:style-name="ro1">
          <table:table-cell office:value-type="string" calcext:value-type="string">
            <text:p>08/Jun/2024:08:16:33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33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33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33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33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6:3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35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6:3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6:35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3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3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37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6:37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6:3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39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4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40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6:42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6:4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44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6:44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6:44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4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6:45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6:47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47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47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49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4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6:50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50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5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5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52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6:53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WebPageTest.org bot</text:p>
          </table:table-cell>
          <table:table-cell office:value-type="string" calcext:value-type="string">
            <text:p>Spider</text:p>
          </table:table-cell>
        </table:table-row>
        <table:table-row table:style-name="ro1">
          <table:table-cell office:value-type="string" calcext:value-type="string">
            <text:p>08/Jun/2024:08:16:53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53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WebPageTest.org bot</text:p>
          </table:table-cell>
          <table:table-cell office:value-type="string" calcext:value-type="string">
            <text:p>Spider</text:p>
          </table:table-cell>
        </table:table-row>
        <table:table-row table:style-name="ro1">
          <table:table-cell office:value-type="string" calcext:value-type="string">
            <text:p>08/Jun/2024:08:16:53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6:53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53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55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56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6:5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5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5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5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57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6:57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6:57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6:57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6:57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57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58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58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58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6:58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6:59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6:5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6:5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6:5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6:5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7:0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0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7:00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0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02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ad</text:p>
          </table:table-cell>
        </table:table-row>
        <table:table-row table:style-name="ro1">
          <table:table-cell office:value-type="string" calcext:value-type="string">
            <text:p>08/Jun/2024:08:17:02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7:03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03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7:03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7:03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7:03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03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05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0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07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07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07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07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07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07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7:09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1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7:11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7:11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7:13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6" calcext:value-type="float">
            <text:p>2.006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ad</text:p>
          </table:table-cell>
        </table:table-row>
        <table:table-row table:style-name="ro1">
          <table:table-cell office:value-type="string" calcext:value-type="string">
            <text:p>08/Jun/2024:08:17:13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13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7:13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13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7:13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13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14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14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7:14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7:14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7:1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7:1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7:1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18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19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7:20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20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7:2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20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7:20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20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7:20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7:22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22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7:24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7:24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24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24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2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7:2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7:2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7:2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2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7:2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7:25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25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7:25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2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7:27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27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7:28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28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7:30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2" calcext:value-type="float">
            <text:p>2.002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32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7:32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Firefox Mobile</text:p>
          </table:table-cell>
          <table:table-cell office:value-type="string" calcext:value-type="string">
            <text:p>Generic Smartphone</text:p>
          </table:table-cell>
        </table:table-row>
        <table:table-row table:style-name="ro1">
          <table:table-cell office:value-type="string" calcext:value-type="string">
            <text:p>08/Jun/2024:08:17:33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33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33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33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7:33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7:33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Motorola e20 Build/RONS31.267-94-14</text:p>
          </table:table-cell>
        </table:table-row>
        <table:table-row table:style-name="ro1">
          <table:table-cell office:value-type="string" calcext:value-type="string">
            <text:p>08/Jun/2024:08:17:34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7:3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6" calcext:value-type="float">
            <text:p>1.006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35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35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3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Firefox Mobile</text:p>
          </table:table-cell>
          <table:table-cell office:value-type="string" calcext:value-type="string">
            <text:p>Generic Smartphone</text:p>
          </table:table-cell>
        </table:table-row>
        <table:table-row table:style-name="ro1">
          <table:table-cell office:value-type="string" calcext:value-type="string">
            <text:p>08/Jun/2024:08:17:35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3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 UI/WKWebView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7:3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36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3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38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7:38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38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7:38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3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7:38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38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38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38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6" calcext:value-type="float">
            <text:p>0.006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7:38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40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7:40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40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7:40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7:40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42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42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44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44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hrome Mobile iOS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7:4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7:4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7:4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7:4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7:45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4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4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4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7:4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4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7:4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7:4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7:45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45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45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4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6" calcext:value-type="float">
            <text:p>1.006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7:46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7:4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6" calcext:value-type="float">
            <text:p>0.006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4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Motorola e20 Build/RONS31.267-94-14</text:p>
          </table:table-cell>
        </table:table-row>
        <table:table-row table:style-name="ro1">
          <table:table-cell office:value-type="string" calcext:value-type="string">
            <text:p>08/Jun/2024:08:17:4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7:4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47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47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47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47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7:47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7:49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7:49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49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7:51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7:52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52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7:54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7:54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7:54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7:54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7:54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54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7:54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54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Motorola e20 Build/RONS31.267-94-14</text:p>
          </table:table-cell>
        </table:table-row>
        <table:table-row table:style-name="ro1">
          <table:table-cell office:value-type="string" calcext:value-type="string">
            <text:p>08/Jun/2024:08:17:54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54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54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54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54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55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Firefox Mobile</text:p>
          </table:table-cell>
          <table:table-cell office:value-type="string" calcext:value-type="string">
            <text:p>Generic Smartphone</text:p>
          </table:table-cell>
        </table:table-row>
        <table:table-row table:style-name="ro1">
          <table:table-cell office:value-type="string" calcext:value-type="string">
            <text:p>08/Jun/2024:08:17:5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7:56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6" calcext:value-type="float">
            <text:p>1.006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58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7:5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7:59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01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8:03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8:03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8:03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03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8:03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05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0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07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07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07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6" calcext:value-type="float">
            <text:p>0.006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8:07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0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8:0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8:0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8:09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09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8:09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8:1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11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8:11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1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12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8:12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12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8:12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13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13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8:13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13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8:13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8:13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13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13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8:15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17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17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WebPageTest.org bot</text:p>
          </table:table-cell>
          <table:table-cell office:value-type="string" calcext:value-type="string">
            <text:p>Spider</text:p>
          </table:table-cell>
        </table:table-row>
        <table:table-row table:style-name="ro1">
          <table:table-cell office:value-type="string" calcext:value-type="string">
            <text:p>08/Jun/2024:08:18:17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8:18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8:18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18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ad</text:p>
          </table:table-cell>
        </table:table-row>
        <table:table-row table:style-name="ro1">
          <table:table-cell office:value-type="string" calcext:value-type="string">
            <text:p>08/Jun/2024:08:18:18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8:19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19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19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8:19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8:2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21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8:2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Firefox Mobile</text:p>
          </table:table-cell>
          <table:table-cell office:value-type="string" calcext:value-type="string">
            <text:p>Generic Smartphone</text:p>
          </table:table-cell>
        </table:table-row>
        <table:table-row table:style-name="ro1">
          <table:table-cell office:value-type="string" calcext:value-type="string">
            <text:p>08/Jun/2024:08:18:2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8:22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8:22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6" calcext:value-type="float">
            <text:p>0.006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24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8:24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24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6" calcext:value-type="float">
            <text:p>0.006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8:2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6" calcext:value-type="float">
            <text:p>2.006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26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Firefox Mobile</text:p>
          </table:table-cell>
          <table:table-cell office:value-type="string" calcext:value-type="string">
            <text:p>Generic Smartphone</text:p>
          </table:table-cell>
        </table:table-row>
        <table:table-row table:style-name="ro1">
          <table:table-cell office:value-type="string" calcext:value-type="string">
            <text:p>08/Jun/2024:08:18:2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2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8:2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26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8:26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8:28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8:28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28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Firefox Mobile</text:p>
          </table:table-cell>
          <table:table-cell office:value-type="string" calcext:value-type="string">
            <text:p>Generic Smartphone</text:p>
          </table:table-cell>
        </table:table-row>
        <table:table-row table:style-name="ro1">
          <table:table-cell office:value-type="string" calcext:value-type="string">
            <text:p>08/Jun/2024:08:18:28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6" calcext:value-type="float">
            <text:p>0.006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8:28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8:28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6" calcext:value-type="float">
            <text:p>0.006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8:29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8:29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3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30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31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31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8:31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31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C5 2019</text:p>
          </table:table-cell>
        </table:table-row>
        <table:table-row table:style-name="ro1">
          <table:table-cell office:value-type="string" calcext:value-type="string">
            <text:p>08/Jun/2024:08:18:3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8:3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3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31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31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3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3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33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33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33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33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hrome Mobile iOS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8:33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33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 UI/WKWebView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8:34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8:34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8:34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35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3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Firefox Mobile</text:p>
          </table:table-cell>
          <table:table-cell office:value-type="string" calcext:value-type="string">
            <text:p>Generic Smartphone</text:p>
          </table:table-cell>
        </table:table-row>
        <table:table-row table:style-name="ro1">
          <table:table-cell office:value-type="string" calcext:value-type="string">
            <text:p>08/Jun/2024:08:18:3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8:3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35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3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35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35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37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37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8:37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ad</text:p>
          </table:table-cell>
        </table:table-row>
        <table:table-row table:style-name="ro1">
          <table:table-cell office:value-type="string" calcext:value-type="string">
            <text:p>08/Jun/2024:08:18:38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8:3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8:3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38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8:3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8:3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38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8:3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ad</text:p>
          </table:table-cell>
        </table:table-row>
        <table:table-row table:style-name="ro1">
          <table:table-cell office:value-type="string" calcext:value-type="string">
            <text:p>08/Jun/2024:08:18:38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38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3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3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40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4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41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4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4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43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4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4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47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C5 2019</text:p>
          </table:table-cell>
        </table:table-row>
        <table:table-row table:style-name="ro1">
          <table:table-cell office:value-type="string" calcext:value-type="string">
            <text:p>08/Jun/2024:08:18:47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47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47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8:4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6" calcext:value-type="float">
            <text:p>2.006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 UI/WKWebView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8:49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8:5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51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5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8:5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8:5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52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52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5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52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8:52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8:54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54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5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5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5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5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58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Firefox Mobile</text:p>
          </table:table-cell>
          <table:table-cell office:value-type="string" calcext:value-type="string">
            <text:p>Generic Smartphone</text:p>
          </table:table-cell>
        </table:table-row>
        <table:table-row table:style-name="ro1">
          <table:table-cell office:value-type="string" calcext:value-type="string">
            <text:p>08/Jun/2024:08:18:58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8:5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5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6" calcext:value-type="float">
            <text:p>0.006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8:5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8:5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8:5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8:5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9:00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00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9:0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0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Firefox Mobile</text:p>
          </table:table-cell>
          <table:table-cell office:value-type="string" calcext:value-type="string">
            <text:p>Generic Smartphone</text:p>
          </table:table-cell>
        </table:table-row>
        <table:table-row table:style-name="ro1">
          <table:table-cell office:value-type="string" calcext:value-type="string">
            <text:p>08/Jun/2024:08:19:01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01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01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01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9:0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01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9:01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02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02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0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9:02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02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9:02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02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04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04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9:04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04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9:04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04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9:04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9:04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6" calcext:value-type="float">
            <text:p>0.006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9:04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0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0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9:0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9:06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0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9:0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9:06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9:08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09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0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09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0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C5 2019</text:p>
          </table:table-cell>
        </table:table-row>
        <table:table-row table:style-name="ro1">
          <table:table-cell office:value-type="string" calcext:value-type="string">
            <text:p>08/Jun/2024:08:19:0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9:11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1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9:11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1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11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11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1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9:13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6" calcext:value-type="float">
            <text:p>2.006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14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14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9:14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9:14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Firefox Mobile</text:p>
          </table:table-cell>
          <table:table-cell office:value-type="string" calcext:value-type="string">
            <text:p>Generic Smartphone</text:p>
          </table:table-cell>
        </table:table-row>
        <table:table-row table:style-name="ro1">
          <table:table-cell office:value-type="string" calcext:value-type="string">
            <text:p>08/Jun/2024:08:19:14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14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15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1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 UI/WKWebView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9:16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1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17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9:1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19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9:19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1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19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9:19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9:2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9:22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9:2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9:2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9:22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ad</text:p>
          </table:table-cell>
        </table:table-row>
        <table:table-row table:style-name="ro1">
          <table:table-cell office:value-type="string" calcext:value-type="string">
            <text:p>08/Jun/2024:08:19:24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9:26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9:27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27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WebPageTest.org bot</text:p>
          </table:table-cell>
          <table:table-cell office:value-type="string" calcext:value-type="string">
            <text:p>Spider</text:p>
          </table:table-cell>
        </table:table-row>
        <table:table-row table:style-name="ro1">
          <table:table-cell office:value-type="string" calcext:value-type="string">
            <text:p>08/Jun/2024:08:19:29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9:29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9:29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Firefox Mobile</text:p>
          </table:table-cell>
          <table:table-cell office:value-type="string" calcext:value-type="string">
            <text:p>Generic Smartphone</text:p>
          </table:table-cell>
        </table:table-row>
        <table:table-row table:style-name="ro1">
          <table:table-cell office:value-type="string" calcext:value-type="string">
            <text:p>08/Jun/2024:08:19:2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30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9:30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3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9:3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3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3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33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33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9:33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33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33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9:33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9:33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9:33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33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8" calcext:value-type="float">
            <text:p>0.008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3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35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9:3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9:35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35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9:3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3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9:37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37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C5 2019</text:p>
          </table:table-cell>
        </table:table-row>
        <table:table-row table:style-name="ro1">
          <table:table-cell office:value-type="string" calcext:value-type="string">
            <text:p>08/Jun/2024:08:19:3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9:3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39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9:3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39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41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4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Firefox Mobile</text:p>
          </table:table-cell>
          <table:table-cell office:value-type="string" calcext:value-type="string">
            <text:p>Generic Smartphone</text:p>
          </table:table-cell>
        </table:table-row>
        <table:table-row table:style-name="ro1">
          <table:table-cell office:value-type="string" calcext:value-type="string">
            <text:p>08/Jun/2024:08:19:41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41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43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45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4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4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9:4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9:4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45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9:47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ad</text:p>
          </table:table-cell>
        </table:table-row>
        <table:table-row table:style-name="ro1">
          <table:table-cell office:value-type="string" calcext:value-type="string">
            <text:p>08/Jun/2024:08:19:47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9:49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9:50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9:5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9:53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54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55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5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5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55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5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5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9:5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57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ad</text:p>
          </table:table-cell>
        </table:table-row>
        <table:table-row table:style-name="ro1">
          <table:table-cell office:value-type="string" calcext:value-type="string">
            <text:p>08/Jun/2024:08:19:57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9:57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59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19:5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5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19:5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19:5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19:59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hrome Mobile iOS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0:0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hrome Mobile iOS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0:01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20:03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5" calcext:value-type="float">
            <text:p>2.005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0:03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20:03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hrome Mobile iOS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0:0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05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0:06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20:0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08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08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1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ad</text:p>
          </table:table-cell>
        </table:table-row>
        <table:table-row table:style-name="ro1">
          <table:table-cell office:value-type="string" calcext:value-type="string">
            <text:p>08/Jun/2024:08:20:12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6" calcext:value-type="float">
            <text:p>2.006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12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12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Motorola e20 Build/RONS31.267-94-14</text:p>
          </table:table-cell>
        </table:table-row>
        <table:table-row table:style-name="ro1">
          <table:table-cell office:value-type="string" calcext:value-type="string">
            <text:p>08/Jun/2024:08:20:13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13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0:1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1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1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20:15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1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1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16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1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16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0:1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16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0:1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0:1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1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20:1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0:17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17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20:17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0:17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20:1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0:21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20:2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23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23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WebPageTest.org bot</text:p>
          </table:table-cell>
          <table:table-cell office:value-type="string" calcext:value-type="string">
            <text:p>Spider</text:p>
          </table:table-cell>
        </table:table-row>
        <table:table-row table:style-name="ro1">
          <table:table-cell office:value-type="string" calcext:value-type="string">
            <text:p>08/Jun/2024:08:20:24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24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hrome Mobile iOS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0:24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24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2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20:2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2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0:26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27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27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27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27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27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28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20:2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20:2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28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28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28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28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28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0:2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0:3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3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3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0:30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20:32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0:33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0:34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34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0:35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37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37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37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20:37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38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0:39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3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41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4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41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20:4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20:4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20:4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0:41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41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0:4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4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43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43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20:43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45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20:45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4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0:4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0:4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0:4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0:46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4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 UI/WKWebView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0:4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0:4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20:4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47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0:47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0:49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5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5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0:51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20:5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0:51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5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20:52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52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5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20:52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54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0:54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20:54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54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20:5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0:5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20:58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0:59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59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5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5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0:5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0:5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21:00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21:00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00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00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00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21:00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21:00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0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0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21:01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01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0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0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01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01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02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1:0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02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03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1:05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0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1:0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0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0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1:05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0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05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0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0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1:05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6" calcext:value-type="float">
            <text:p>0.006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05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21:0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hrome Mobile iOS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1:0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0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0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ad</text:p>
          </table:table-cell>
        </table:table-row>
        <table:table-row table:style-name="ro1">
          <table:table-cell office:value-type="string" calcext:value-type="string">
            <text:p>08/Jun/2024:08:21:0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1:06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0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06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4</text:p>
          </table:table-cell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0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21:0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06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0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1:0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5" calcext:value-type="float">
            <text:p>1.00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21:09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0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09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21:0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09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1:09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0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0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09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09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hrome Mobile iOS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1:09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hrome Mobile iOS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1:11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11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21:11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12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12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21:13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13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1:13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1:1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21:1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21:15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1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15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1:15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1:15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21:15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1:15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1:16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1:1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Firefox Mobile</text:p>
          </table:table-cell>
          <table:table-cell office:value-type="string" calcext:value-type="string">
            <text:p>Generic Smartphone</text:p>
          </table:table-cell>
        </table:table-row>
        <table:table-row table:style-name="ro1">
          <table:table-cell office:value-type="string" calcext:value-type="string">
            <text:p>08/Jun/2024:08:21:16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1:16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hrome Mobile iOS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1:16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18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6" calcext:value-type="float">
            <text:p>2.006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18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18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21:18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19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3" calcext:value-type="float">
            <text:p>1.003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19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os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1:1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403</text:p>
          </table:table-cell>
          <table:table-cell office:value-type="float" office:value="403" calcext:value-type="float">
            <text:p>4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21:19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19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401</text:p>
          </table:table-cell>
          <table:table-cell office:value-type="float" office:value="401" calcext:value-type="float">
            <text:p>4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21:19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20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1:20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1:20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21:22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08:21:22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ad</text:p>
          </table:table-cell>
        </table:table-row>
        <table:table-row table:style-name="ro1">
          <table:table-cell office:value-type="string" calcext:value-type="string">
            <text:p>08/Jun/2024:08:21:22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C5 2019</text:p>
          </table:table-cell>
        </table:table-row>
        <table:table-row table:style-name="ro1">
          <table:table-cell office:value-type="string" calcext:value-type="string">
            <text:p>08/Jun/2024:08:21:2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4</text:p>
          </table:table-cell>
          <table:table-cell office:value-type="float" office:value="204" calcext:value-type="float">
            <text:p>2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2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22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tatus/500</text:p>
          </table:table-cell>
          <table:table-cell office:value-type="float" office:value="500" calcext:value-type="float">
            <text:p>5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21:22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22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1:22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Motorola e20 Build/RONS31.267-94-14</text:p>
          </table:table-cell>
        </table:table-row>
        <table:table-row table:style-name="ro1">
          <table:table-cell office:value-type="string" calcext:value-type="string">
            <text:p>08/Jun/2024:08:21:23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 UI/WKWebView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1:24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1:24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08/Jun/2024:08:21:24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tatus/201</text:p>
          </table:table-cell>
          <table:table-cell office:value-type="float" office:value="201" calcext:value-type="float">
            <text:p>2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24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patch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08:21:24 +000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tatus/400</text:p>
          </table:table-cell>
          <table:table-cell office:value-type="float" office:value="400" calcext:value-type="float">
            <text:p>4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1:24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1:24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put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1:26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3" calcext:value-type="float">
            <text:p>2.003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dge Mobil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08:21:28 +000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elay/2</text:p>
          </table:table-cell>
          <table:table-cell office:value-type="float" office:value="200" calcext:value-type="float">
            <text:p>200</text:p>
          </table:table-cell>
          <table:table-cell office:value-type="float" office:value="2.004" calcext:value-type="float">
            <text:p>2.004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bile Safari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string" calcext:value-type="string">
            <text:p>08/Jun/2024:11:44:53 +000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hrome Mobile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08/Jun/2024:11:44:54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delay/1</text:p>
          </table:table-cell>
          <table:table-cell office:value-type="float" office:value="200" calcext:value-type="float">
            <text:p>200</text:p>
          </table:table-cell>
          <table:table-cell office:value-type="float" office:value="1.004" calcext:value-type="float">
            <text:p>1.004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11:44:54 +000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delete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8/Jun/2024:11:44:54 +000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tatus/200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Oth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7T18:34:27.686605952</dc:date>
    <meta:editing-duration>PT1M42S</meta:editing-duration>
    <meta:editing-cycles>1</meta:editing-cycles>
    <meta:document-statistic meta:table-count="1" meta:cell-count="17091" meta:object-count="0"/>
    <meta:generator>LibreOffice/24.2.3.2$Linux_X86_64 LibreOffice_project/420$Build-2</meta:generator>
  </office:meta>
</office:document-meta>
</file>